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63de" officeooo:paragraph-rsid="000463de"/>
    </style:style>
    <style:style style:name="P2" style:family="paragraph" style:parent-style-name="Standard">
      <style:text-properties officeooo:rsid="00049995" officeooo:paragraph-rsid="00049995"/>
    </style:style>
    <style:style style:name="P3" style:family="paragraph" style:parent-style-name="Standard">
      <style:text-properties officeooo:rsid="00077c1d" officeooo:paragraph-rsid="00077c1d"/>
    </style:style>
    <style:style style:name="P4" style:family="paragraph" style:parent-style-name="Standard">
      <style:text-properties officeooo:rsid="00093540" officeooo:paragraph-rsid="00093540"/>
    </style:style>
    <style:style style:name="P5" style:family="paragraph" style:parent-style-name="Standard">
      <style:text-properties officeooo:rsid="0009f028" officeooo:paragraph-rsid="0009f028"/>
    </style:style>
    <style:style style:name="T1" style:family="text">
      <style:text-properties officeooo:rsid="00065547"/>
    </style:style>
    <style:style style:name="T2" style:family="text">
      <style:text-properties officeooo:rsid="00093540"/>
    </style:style>
    <style:style style:name="T3" style:family="text">
      <style:text-properties officeooo:rsid="0009e5b5"/>
    </style:style>
    <style:style style:name="T4" style:family="text">
      <style:text-properties officeooo:rsid="000a82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4 Members: Isaac Supeene and Braeden Soetaert</text:p>
      <text:p text:style-name="P1"/>
      <text:p text:style-name="P2">Exercise 1: Shell</text:p>
      <text:p text:style-name="P2"/>
      <text:p text:style-name="P5">Shell does not do input processing <text:span text:style-name="T4">beyond splitting a line into command words</text:span>. The shell just runs programs that exist using the exec command. An application layer would need to be placed over top of our shell to implement <text:span text:style-name="T4">features such as shell history and keyboard shortcuts. <text:s/>Renamed class to Shell421 to avoid conflicting with the builtin Shell class.</text:span></text:p>
      <text:p text:style-name="P2"/>
      <text:p text:style-name="P2">Exercise 2: Timed Printout</text:p>
      <text:p text:style-name="P2"/>
      <text:p text:style-name="P3">Renamed the <text:span text:style-name="T2">module to DelayedAction from TimedPrintout because the module can now handle a delayed block rather than just a delayed print. </text:span></text:p>
      <text:p text:style-name="P3"/>
      <text:p text:style-name="P4">Current flaw is that it creates a new process for each delayed action. Tried to change this to using threads but ruby threads don't understand that the C nanosleep we are calling is in fact a sleep routine.</text:p>
      <text:p text:style-name="P2"/>
      <text:p text:style-name="P2">Exercise 3: <text:span text:style-name="T1">File Tracker</text:span></text:p>
      <text:p text:style-name="P2"/>
      <text:p text:style-name="P4">Changed <text:span text:style-name="T3">from planning to use the inotify library to a loop that checks for file changes every so often. This was done for simplicity as there was no simple way to call the inotify library from ruby without importing additional ge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2T19:51:25.625093732</meta:creation-date>
    <meta:generator>LibreOffice/4.2.6.3$Linux_x86 LibreOffice_project/420m0$Build-3</meta:generator>
    <dc:date>2014-10-23T13:25:40.825746813</dc:date>
    <meta:editing-duration>PT11S</meta:editing-duration>
    <meta:editing-cycles>3</meta:editing-cycles>
    <meta:document-statistic meta:table-count="0" meta:image-count="0" meta:object-count="0" meta:page-count="1" meta:paragraph-count="8" meta:word-count="179" meta:character-count="1050" meta:non-whitespace-character-count="877"/>
  </office:meta>
</office:document-meta>
</file>